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776cm"/>
    </style:style>
    <style:style style:name="co2" style:family="table-column">
      <style:table-column-properties fo:break-before="auto" style:column-width="1.143cm"/>
    </style:style>
    <style:style style:name="co3" style:family="table-column">
      <style:table-column-properties fo:break-before="auto" style:column-width="0.878cm"/>
    </style:style>
    <style:style style:name="co4" style:family="table-column">
      <style:table-column-properties fo:break-before="auto" style:column-width="1.042cm"/>
    </style:style>
    <style:style style:name="co5" style:family="table-column">
      <style:table-column-properties fo:break-before="auto" style:column-width="0.933cm"/>
    </style:style>
    <style:style style:name="co6" style:family="table-column">
      <style:table-column-properties fo:break-before="auto" style:column-width="0.852cm"/>
    </style:style>
    <style:style style:name="co7" style:family="table-column">
      <style:table-column-properties fo:break-before="auto" style:column-width="0.988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87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font-weight="bold" style:font-weight-asian="bold" style:font-weight-complex="bold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pp_count_domai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5" table:default-cell-style-name="Default"/>
        <table:table-column table:style-name="co7" table:default-cell-style-name="Default"/>
        <table:table-column table:style-name="co4" table:default-cell-style-name="Default"/>
        <table:table-column table:style-name="co8" table:default-cell-style-name="ce7"/>
        <table:table-column table:style-name="co8" table:default-cell-style-name="ce1"/>
        <table:table-column table:style-name="co8" table:number-columns-repeated="1012" table:default-cell-style-name="Default"/>
        <table:table-row table:style-name="ro1">
          <table:table-cell table:style-name="ce3" office:value-type="string" calcext:value-type="string">
            <text:p>species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AF</text:p>
          </table:table-cell>
          <table:table-cell table:style-name="ce4" office:value-type="string" calcext:value-type="string">
            <text:p>Ama</text:p>
          </table:table-cell>
          <table:table-cell table:style-name="ce4" office:value-type="string" calcext:value-type="string">
            <text:p>And</text:p>
          </table:table-cell>
          <table:table-cell table:style-name="ce4" office:value-type="string" calcext:value-type="string">
            <text:p>Cat</text:p>
          </table:table-cell>
          <table:table-cell table:style-name="ce4" office:value-type="string" calcext:value-type="string">
            <text:p>Cer</text:p>
          </table:table-cell>
          <table:table-cell table:style-name="ce4" office:value-type="string" calcext:value-type="string">
            <text:p>Cha</text:p>
          </table:table-cell>
          <table:table-cell table:style-name="ce4" office:value-type="string" calcext:value-type="string">
            <text:p>Mes</text:p>
          </table:table-cell>
          <table:table-cell table:style-name="ce4" office:value-type="string" calcext:value-type="string">
            <text:p>Pam</text:p>
          </table:table-cell>
          <table:table-cell table:style-name="ce5" office:value-type="string" calcext:value-type="string">
            <text:p>%_AF</text:p>
          </table:table-cell>
          <table:table-cell table:style-name="ce8" office:value-type="string" calcext:value-type="string">
            <text:p>Geographic distribution</text:p>
          </table:table-cell>
          <table:table-cell table:style-name="ce3" table:number-columns-repeated="1012"/>
        </table:table-row>
        <table:table-row table:style-name="ro2">
          <table:table-cell office:value-type="string" calcext:value-type="string">
            <text:p>albicans</text:p>
          </table:table-cell>
          <table:table-cell table:formula="of:=SUM([.C2:.J2])" office:value-type="float" office:value="1204" calcext:value-type="float">
            <text:p>1204</text:p>
          </table:table-cell>
          <table:table-cell office:value-type="float" office:value="279" calcext:value-type="float">
            <text:p>279</text:p>
          </table:table-cell>
          <table:table-cell office:value-type="float" office:value="347" calcext:value-type="float">
            <text:p>347</text:p>
          </table:table-cell>
          <table:table-cell office:value-type="float" office:value="39" calcext:value-type="float">
            <text:p>39</text:p>
          </table:table-cell>
          <table:table-cell office:value-type="float" office:value="133" calcext:value-type="float">
            <text:p>133</text:p>
          </table:table-cell>
          <table:table-cell office:value-type="float" office:value="375" calcext:value-type="float">
            <text:p>375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style-name="ce6" table:formula="of:=[.C2]/[.B2]" office:value-type="float" office:value="0.231727574750831" calcext:value-type="float">
            <text:p>0,23</text:p>
          </table:table-cell>
          <table:table-cell office:value-type="string" calcext:value-type="string">
            <text:p>AF_Other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alborufescens</text:p>
          </table:table-cell>
          <table:table-cell table:formula="of:=SUM([.C3:.J3])" office:value-type="float" office:value="137" calcext:value-type="float">
            <text:p>137</text:p>
          </table:table-cell>
          <table:table-cell office:value-type="float" office:value="10" calcext:value-type="float">
            <text:p>10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formula="of:=[.C3]/[.B3]" office:value-type="float" office:value="0.072992700729927" calcext:value-type="float">
            <text:p>0,07</text:p>
          </table:table-cell>
          <table:table-cell office:value-type="string" calcext:value-type="string">
            <text:p>Other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amnicola</text:p>
          </table:table-cell>
          <table:table-cell table:formula="of:=SUM([.C4:.J4])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6" table:formula="of:=[.C4]/[.B4]" office:value-type="float" office:value="0" calcext:value-type="float">
            <text:p>0,00</text:p>
          </table:table-cell>
          <table:table-cell office:value-type="string" calcext:value-type="string">
            <text:p>Other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angelana</text:p>
          </table:table-cell>
          <table:table-cell table:formula="of:=SUM([.C5:.J5])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formula="of:=[.C5]/[.B5]" office:value-type="float" office:value="0.0909090909090909" calcext:value-type="float">
            <text:p>0,09</text:p>
          </table:table-cell>
          <table:table-cell office:value-type="string" calcext:value-type="string">
            <text:p>Other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argyrophylla</text:p>
          </table:table-cell>
          <table:table-cell table:formula="of:=SUM([.C6:.J6])" office:value-type="float" office:value="121" calcext:value-type="float">
            <text:p>121</text:p>
          </table:table-cell>
          <table:table-cell office:value-type="float" office:value="4" calcext:value-type="float">
            <text:p>4</text:p>
          </table:table-cell>
          <table:table-cell office:value-type="float" office:value="97" calcext:value-type="float">
            <text:p>9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6" table:formula="of:=[.C6]/[.B6]" office:value-type="float" office:value="0.0330578512396694" calcext:value-type="float">
            <text:p>0,03</text:p>
          </table:table-cell>
          <table:table-cell office:value-type="string" calcext:value-type="string">
            <text:p>Other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atlantica</text:p>
          </table:table-cell>
          <table:table-cell table:formula="of:=SUM([.C7:.J7])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6" table:formula="of:=[.C7]/[.B7]" office:value-type="float" office:value="1" calcext:value-type="float">
            <text:p>1,00</text:p>
          </table:table-cell>
          <table:table-cell office:value-type="string" calcext:value-type="string">
            <text:p>AF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baumgratziana</text:p>
          </table:table-cell>
          <table:table-cell table:formula="of:=SUM([.C8:.J8])"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formula="of:=[.C8]/[.B8]" office:value-type="float" office:value="0.923076923076923" calcext:value-type="float">
            <text:p>0,92</text:p>
          </table:table-cell>
          <table:table-cell office:value-type="string" calcext:value-type="string">
            <text:p>AF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brunnea</text:p>
          </table:table-cell>
          <table:table-cell table:formula="of:=SUM([.C9:.J9])"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formula="of:=[.C9]/[.B9]" office:value-type="float" office:value="0.85" calcext:value-type="float">
            <text:p>0,85</text:p>
          </table:table-cell>
          <table:table-cell office:value-type="string" calcext:value-type="string">
            <text:p>AF_Other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budlejoides</text:p>
          </table:table-cell>
          <table:table-cell table:formula="of:=SUM([.C10:.J10])" office:value-type="float" office:value="102" calcext:value-type="float">
            <text:p>102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formula="of:=[.C10]/[.B10]" office:value-type="float" office:value="0.950980392156863" calcext:value-type="float">
            <text:p>0,95</text:p>
          </table:table-cell>
          <table:table-cell office:value-type="string" calcext:value-type="string">
            <text:p>AF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burchellii</text:p>
          </table:table-cell>
          <table:table-cell table:formula="of:=SUM([.C11:.J11])"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formula="of:=[.C11]/[.B11]" office:value-type="float" office:value="0.0144927536231884" calcext:value-type="float">
            <text:p>0,01</text:p>
          </table:table-cell>
          <table:table-cell office:value-type="string" calcext:value-type="string">
            <text:p>Other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capixaba</text:p>
          </table:table-cell>
          <table:table-cell table:formula="of:=SUM([.C12:.J12])" office:value-type="float" office:value="15" calcext:value-type="float">
            <text:p>15</text:p>
          </table:table-cell>
          <table:table-cell office:value-type="float" office:value="15" calcext:value-type="float">
            <text:p>15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6" table:formula="of:=[.C12]/[.B12]" office:value-type="float" office:value="1" calcext:value-type="float">
            <text:p>1,00</text:p>
          </table:table-cell>
          <table:table-cell office:value-type="string" calcext:value-type="string">
            <text:p>AF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castaneiflora</text:p>
          </table:table-cell>
          <table:table-cell table:formula="of:=SUM([.C13:.J13])" office:value-type="float" office:value="14" calcext:value-type="float">
            <text:p>14</text:p>
          </table:table-cell>
          <table:table-cell office:value-type="float" office:value="14" calcext:value-type="float">
            <text:p>14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6" table:formula="of:=[.C13]/[.B13]" office:value-type="float" office:value="1" calcext:value-type="float">
            <text:p>1,00</text:p>
          </table:table-cell>
          <table:table-cell office:value-type="string" calcext:value-type="string">
            <text:p>AF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chrysophylla</text:p>
          </table:table-cell>
          <table:table-cell table:formula="of:=SUM([.C14:.J14])"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formula="of:=[.C14]/[.B14]" office:value-type="float" office:value="0.0461538461538462" calcext:value-type="float">
            <text:p>0,05</text:p>
          </table:table-cell>
          <table:table-cell office:value-type="string" calcext:value-type="string">
            <text:p>Other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cinerascens</text:p>
          </table:table-cell>
          <table:table-cell table:formula="of:=SUM([.C15:.J15])" office:value-type="float" office:value="297" calcext:value-type="float">
            <text:p>297</text:p>
          </table:table-cell>
          <table:table-cell office:value-type="float" office:value="270" calcext:value-type="float">
            <text:p>27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6" table:formula="of:=[.C15]/[.B15]" office:value-type="float" office:value="0.909090909090909" calcext:value-type="float">
            <text:p>0,91</text:p>
          </table:table-cell>
          <table:table-cell office:value-type="string" calcext:value-type="string">
            <text:p>AF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cipoensis</text:p>
          </table:table-cell>
          <table:table-cell table:formula="of:=SUM([.C16:.J16])"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formula="of:=[.C16]/[.B16]" office:value-type="float" office:value="0" calcext:value-type="float">
            <text:p>0,00</text:p>
          </table:table-cell>
          <table:table-cell office:value-type="string" calcext:value-type="string">
            <text:p>Other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corallina</text:p>
          </table:table-cell>
          <table:table-cell table:formula="of:=SUM([.C17:.J17])"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formula="of:=[.C17]/[.B17]" office:value-type="float" office:value="0.75" calcext:value-type="float">
            <text:p>0,75</text:p>
          </table:table-cell>
          <table:table-cell office:value-type="string" calcext:value-type="string">
            <text:p>AF_Other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cowanii</text:p>
          </table:table-cell>
          <table:table-cell table:formula="of:=SUM([.C18:.J18])"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formula="of:=[.C18]/[.B18]" office:value-type="float" office:value="0" calcext:value-type="float">
            <text:p>0,00</text:p>
          </table:table-cell>
          <table:table-cell office:value-type="string" calcext:value-type="string">
            <text:p>Other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cubatanensis</text:p>
          </table:table-cell>
          <table:table-cell table:formula="of:=SUM([.C19:.J19])" office:value-type="float" office:value="126" calcext:value-type="float">
            <text:p>126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formula="of:=[.C19]/[.B19]" office:value-type="float" office:value="0.595238095238095" calcext:value-type="float">
            <text:p>0,60</text:p>
          </table:table-cell>
          <table:table-cell office:value-type="string" calcext:value-type="string">
            <text:p>AF_Other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cyathanthera</text:p>
          </table:table-cell>
          <table:table-cell table:formula="of:=SUM([.C20:.J20])"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formula="of:=[.C20]/[.B20]" office:value-type="float" office:value="0.483870967741936" calcext:value-type="float">
            <text:p>0,48</text:p>
          </table:table-cell>
          <table:table-cell office:value-type="string" calcext:value-type="string">
            <text:p>AF_Other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ichrophylla</text:p>
          </table:table-cell>
          <table:table-cell table:formula="of:=SUM([.C21:.J21])"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6" table:formula="of:=[.C21]/[.B21]" office:value-type="float" office:value="0" calcext:value-type="float">
            <text:p>0,00</text:p>
          </table:table-cell>
          <table:table-cell office:value-type="string" calcext:value-type="string">
            <text:p>Other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iscolor</text:p>
          </table:table-cell>
          <table:table-cell table:formula="of:=SUM([.C22:.J22])" office:value-type="float" office:value="101" calcext:value-type="float">
            <text:p>101</text:p>
          </table:table-cell>
          <table:table-cell office:value-type="float" office:value="90" calcext:value-type="float">
            <text:p>9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formula="of:=[.C22]/[.B22]" office:value-type="float" office:value="0.891089108910891" calcext:value-type="float">
            <text:p>0,89</text:p>
          </table:table-cell>
          <table:table-cell office:value-type="string" calcext:value-type="string">
            <text:p>AF_Other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ispar</text:p>
          </table:table-cell>
          <table:table-cell table:formula="of:=SUM([.C23:.J23])"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formula="of:=[.C23]/[.B23]" office:value-type="float" office:value="0" calcext:value-type="float">
            <text:p>0,00</text:p>
          </table:table-cell>
          <table:table-cell office:value-type="string" calcext:value-type="string">
            <text:p>Other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ura</text:p>
          </table:table-cell>
          <table:table-cell table:formula="of:=SUM([.C24:.J24])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6" table:formula="of:=[.C24]/[.B24]" office:value-type="float" office:value="1" calcext:value-type="float">
            <text:p>1,00</text:p>
          </table:table-cell>
          <table:table-cell office:value-type="string" calcext:value-type="string">
            <text:p>AF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fallax</text:p>
          </table:table-cell>
          <table:table-cell table:formula="of:=SUM([.C25:.J25])" office:value-type="float" office:value="211" calcext:value-type="float">
            <text:p>211</text:p>
          </table:table-cell>
          <table:table-cell office:value-type="float" office:value="23" calcext:value-type="float">
            <text:p>23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22" calcext:value-type="float">
            <text:p>12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formula="of:=[.C25]/[.B25]" office:value-type="float" office:value="0.109004739336493" calcext:value-type="float">
            <text:p>0,11</text:p>
          </table:table-cell>
          <table:table-cell office:value-type="string" calcext:value-type="string">
            <text:p>AF_Other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fasciculata</text:p>
          </table:table-cell>
          <table:table-cell table:formula="of:=SUM([.C26:.J26])" office:value-type="float" office:value="103" calcext:value-type="float">
            <text:p>103</text:p>
          </table:table-cell>
          <table:table-cell office:value-type="float" office:value="103" calcext:value-type="float">
            <text:p>103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6" table:formula="of:=[.C26]/[.B26]" office:value-type="float" office:value="1" calcext:value-type="float">
            <text:p>1,00</text:p>
          </table:table-cell>
          <table:table-cell office:value-type="string" calcext:value-type="string">
            <text:p>AF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ferruginata</text:p>
          </table:table-cell>
          <table:table-cell table:formula="of:=SUM([.C27:.J27])" office:value-type="float" office:value="173" calcext:value-type="float">
            <text:p>173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18" calcext:value-type="float">
            <text:p>118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formula="of:=[.C27]/[.B27]" office:value-type="float" office:value="0.127167630057803" calcext:value-type="float">
            <text:p>0,13</text:p>
          </table:table-cell>
          <table:table-cell office:value-type="string" calcext:value-type="string">
            <text:p>AF_Other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flammea</text:p>
          </table:table-cell>
          <table:table-cell table:formula="of:=SUM([.C28:.J28])" office:value-type="float" office:value="155" calcext:value-type="float">
            <text:p>155</text:p>
          </table:table-cell>
          <table:table-cell office:value-type="float" office:value="95" calcext:value-type="float">
            <text:p>9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44" calcext:value-type="float">
            <text:p>44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formula="of:=[.C28]/[.B28]" office:value-type="float" office:value="0.612903225806452" calcext:value-type="float">
            <text:p>0,61</text:p>
          </table:table-cell>
          <table:table-cell office:value-type="string" calcext:value-type="string">
            <text:p>AF_Other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formosa</text:p>
          </table:table-cell>
          <table:table-cell table:formula="of:=SUM([.C29:.J29])" office:value-type="float" office:value="82" calcext:value-type="float">
            <text:p>82</text:p>
          </table:table-cell>
          <table:table-cell office:value-type="float" office:value="81" calcext:value-type="float">
            <text:p>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formula="of:=[.C29]/[.B29]" office:value-type="float" office:value="0.98780487804878" calcext:value-type="float">
            <text:p>0,99</text:p>
          </table:table-cell>
          <table:table-cell office:value-type="string" calcext:value-type="string">
            <text:p>AF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heliotropoides</text:p>
          </table:table-cell>
          <table:table-cell table:formula="of:=SUM([.C30:.J30])"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formula="of:=[.C30]/[.B30]" office:value-type="float" office:value="0" calcext:value-type="float">
            <text:p>0,00</text:p>
          </table:table-cell>
          <table:table-cell office:value-type="string" calcext:value-type="string">
            <text:p>Other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hyemalis</text:p>
          </table:table-cell>
          <table:table-cell table:formula="of:=SUM([.C31:.J31])" office:value-type="float" office:value="128" calcext:value-type="float">
            <text:p>128</text:p>
          </table:table-cell>
          <table:table-cell office:value-type="float" office:value="95" calcext:value-type="float">
            <text:p>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style-name="ce6" table:formula="of:=[.C31]/[.B31]" office:value-type="float" office:value="0.7421875" calcext:value-type="float">
            <text:p>0,74</text:p>
          </table:table-cell>
          <table:table-cell office:value-type="string" calcext:value-type="string">
            <text:p>AF_Other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hypoleuca</text:p>
          </table:table-cell>
          <table:table-cell table:formula="of:=SUM([.C32:.J32])" office:value-type="float" office:value="152" calcext:value-type="float">
            <text:p>152</text:p>
          </table:table-cell>
          <table:table-cell office:value-type="float" office:value="88" calcext:value-type="float">
            <text:p>88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6" table:formula="of:=[.C32]/[.B32]" office:value-type="float" office:value="0.578947368421053" calcext:value-type="float">
            <text:p>0,58</text:p>
          </table:table-cell>
          <table:table-cell office:value-type="string" calcext:value-type="string">
            <text:p>AF_Other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kollmannii</text:p>
          </table:table-cell>
          <table:table-cell table:formula="of:=SUM([.C33:.J33])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6" table:formula="of:=[.C33]/[.B33]" office:value-type="float" office:value="1" calcext:value-type="float">
            <text:p>1,00</text:p>
          </table:table-cell>
          <table:table-cell office:value-type="string" calcext:value-type="string">
            <text:p>AF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kriegeriana</text:p>
          </table:table-cell>
          <table:table-cell table:formula="of:=SUM([.C34:.J34])" office:value-type="float" office:value="13" calcext:value-type="float">
            <text:p>13</text:p>
          </table:table-cell>
          <table:table-cell office:value-type="float" office:value="13" calcext:value-type="float">
            <text:p>13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6" table:formula="of:=[.C34]/[.B34]" office:value-type="float" office:value="1" calcext:value-type="float">
            <text:p>1,00</text:p>
          </table:table-cell>
          <table:table-cell office:value-type="string" calcext:value-type="string">
            <text:p>AF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lepidota</text:p>
          </table:table-cell>
          <table:table-cell table:formula="of:=SUM([.C35:.J35])" office:value-type="float" office:value="156" calcext:value-type="float">
            <text:p>156</text:p>
          </table:table-cell>
          <table:table-cell office:value-type="float" office:value="45" calcext:value-type="float">
            <text:p>45</text:p>
          </table:table-cell>
          <table:table-cell office:value-type="float" office:value="89" calcext:value-type="float">
            <text:p>89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table:formula="of:=[.C35]/[.B35]" office:value-type="float" office:value="0.288461538461538" calcext:value-type="float">
            <text:p>0,29</text:p>
          </table:table-cell>
          <table:table-cell office:value-type="string" calcext:value-type="string">
            <text:p>AF_Other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longispicata</text:p>
          </table:table-cell>
          <table:table-cell table:formula="of:=SUM([.C36:.J36])"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formula="of:=[.C36]/[.B36]" office:value-type="float" office:value="0" calcext:value-type="float">
            <text:p>0,00</text:p>
          </table:table-cell>
          <table:table-cell office:value-type="string" calcext:value-type="string">
            <text:p>Other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lourteigiana</text:p>
          </table:table-cell>
          <table:table-cell table:formula="of:=SUM([.C37:.J37])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6" table:formula="of:=[.C37]/[.B37]" office:value-type="float" office:value="0" calcext:value-type="float">
            <text:p>0,00</text:p>
          </table:table-cell>
          <table:table-cell office:value-type="string" calcext:value-type="string">
            <text:p>Other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lymanii</text:p>
          </table:table-cell>
          <table:table-cell table:formula="of:=SUM([.C38:.J38])" office:value-type="float" office:value="41" calcext:value-type="float">
            <text:p>41</text:p>
          </table:table-cell>
          <table:table-cell office:value-type="float" office:value="41" calcext:value-type="float">
            <text:p>41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6" table:formula="of:=[.C38]/[.B38]" office:value-type="float" office:value="1" calcext:value-type="float">
            <text:p>1,00</text:p>
          </table:table-cell>
          <table:table-cell office:value-type="string" calcext:value-type="string">
            <text:p>AF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macrothyrsa</text:p>
          </table:table-cell>
          <table:table-cell table:formula="of:=SUM([.C39:.J39])" office:value-type="float" office:value="165" calcext:value-type="float">
            <text:p>165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table:formula="of:=[.C39]/[.B39]" office:value-type="float" office:value="0.0727272727272727" calcext:value-type="float">
            <text:p>0,07</text:p>
          </table:table-cell>
          <table:table-cell office:value-type="string" calcext:value-type="string">
            <text:p>Other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macuxi</text:p>
          </table:table-cell>
          <table:table-cell table:formula="of:=SUM([.C40:.J40]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6" table:formula="of:=[.C40]/[.B40]" office:value-type="float" office:value="0" calcext:value-type="float">
            <text:p>0,00</text:p>
          </table:table-cell>
          <table:table-cell office:value-type="string" calcext:value-type="string">
            <text:p>Other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mayarae</text:p>
          </table:table-cell>
          <table:table-cell table:formula="of:=SUM([.C41:.J41])"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formula="of:=[.C41]/[.B41]" office:value-type="float" office:value="0" calcext:value-type="float">
            <text:p>0,00</text:p>
          </table:table-cell>
          <table:table-cell office:value-type="string" calcext:value-type="string">
            <text:p>Other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mellina</text:p>
          </table:table-cell>
          <table:table-cell table:formula="of:=SUM([.C42:.J42])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formula="of:=[.C42]/[.B42]" office:value-type="float" office:value="0.833333333333333" calcext:value-type="float">
            <text:p>0,83</text:p>
          </table:table-cell>
          <table:table-cell office:value-type="string" calcext:value-type="string">
            <text:p>AF_Other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multispicata</text:p>
          </table:table-cell>
          <table:table-cell table:formula="of:=SUM([.C43:.J43])"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6" table:formula="of:=[.C43]/[.B43]" office:value-type="float" office:value="0" calcext:value-type="float">
            <text:p>0,00</text:p>
          </table:table-cell>
          <table:table-cell office:value-type="string" calcext:value-type="string">
            <text:p>Other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avioensis</text:p>
          </table:table-cell>
          <table:table-cell table:formula="of:=SUM([.C44:.J44])"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6" table:formula="of:=[.C44]/[.B44]" office:value-type="float" office:value="0.0344827586206897" calcext:value-type="float">
            <text:p>0,03</text:p>
          </table:table-cell>
          <table:table-cell office:value-type="string" calcext:value-type="string">
            <text:p>Other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octopetala</text:p>
          </table:table-cell>
          <table:table-cell table:formula="of:=SUM([.C45:.J45])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6" table:formula="of:=[.C45]/[.B45]" office:value-type="float" office:value="1" calcext:value-type="float">
            <text:p>1,00</text:p>
          </table:table-cell>
          <table:table-cell office:value-type="string" calcext:value-type="string">
            <text:p>AF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penduliflora</text:p>
          </table:table-cell>
          <table:table-cell table:formula="of:=SUM([.C46:.J46])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6" table:formula="of:=[.C46]/[.B46]" office:value-type="float" office:value="1" calcext:value-type="float">
            <text:p>1,00</text:p>
          </table:table-cell>
          <table:table-cell office:value-type="string" calcext:value-type="string">
            <text:p>AF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pepericarpa</text:p>
          </table:table-cell>
          <table:table-cell table:formula="of:=SUM([.C47:.J47])" office:value-type="float" office:value="117" calcext:value-type="float">
            <text:p>117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formula="of:=[.C47]/[.B47]" office:value-type="float" office:value="0.222222222222222" calcext:value-type="float">
            <text:p>0,22</text:p>
          </table:table-cell>
          <table:table-cell office:value-type="string" calcext:value-type="string">
            <text:p>AF_Other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petroniana</text:p>
          </table:table-cell>
          <table:table-cell table:formula="of:=SUM([.C48:.J48])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6" table:formula="of:=[.C48]/[.B48]" office:value-type="float" office:value="1" calcext:value-type="float">
            <text:p>1,00</text:p>
          </table:table-cell>
          <table:table-cell office:value-type="string" calcext:value-type="string">
            <text:p>AF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polyandra</text:p>
          </table:table-cell>
          <table:table-cell table:formula="of:=SUM([.C49:.J49])" office:value-type="float" office:value="33" calcext:value-type="float">
            <text:p>33</text:p>
          </table:table-cell>
          <table:table-cell office:value-type="float" office:value="33" calcext:value-type="float">
            <text:p>33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6" table:formula="of:=[.C49]/[.B49]" office:value-type="float" office:value="1" calcext:value-type="float">
            <text:p>1,00</text:p>
          </table:table-cell>
          <table:table-cell office:value-type="string" calcext:value-type="string">
            <text:p>AF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pterocaulon</text:p>
          </table:table-cell>
          <table:table-cell table:formula="of:=SUM([.C50:.J50])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6" table:formula="of:=[.C50]/[.B50]" office:value-type="float" office:value="0" calcext:value-type="float">
            <text:p>0,00</text:p>
          </table:table-cell>
          <table:table-cell office:value-type="string" calcext:value-type="string">
            <text:p>Other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punctata</text:p>
          </table:table-cell>
          <table:table-cell table:formula="of:=SUM([.C51:.J51])"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6" table:formula="of:=[.C51]/[.B51]" office:value-type="float" office:value="0" calcext:value-type="float">
            <text:p>0,00</text:p>
          </table:table-cell>
          <table:table-cell office:value-type="string" calcext:value-type="string">
            <text:p>Other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racemifera</text:p>
          </table:table-cell>
          <table:table-cell table:formula="of:=SUM([.C52:.J52])" office:value-type="float" office:value="38" calcext:value-type="float">
            <text:p>38</text:p>
          </table:table-cell>
          <table:table-cell office:value-type="float" office:value="38" calcext:value-type="float">
            <text:p>38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6" table:formula="of:=[.C52]/[.B52]" office:value-type="float" office:value="1" calcext:value-type="float">
            <text:p>1,00</text:p>
          </table:table-cell>
          <table:table-cell office:value-type="string" calcext:value-type="string">
            <text:p>AF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robusta</text:p>
          </table:table-cell>
          <table:table-cell table:formula="of:=SUM([.C53:.J53])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6" table:formula="of:=[.C53]/[.B53]" office:value-type="float" office:value="1" calcext:value-type="float">
            <text:p>1,00</text:p>
          </table:table-cell>
          <table:table-cell office:value-type="string" calcext:value-type="string">
            <text:p>AF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rondoniensis</text:p>
          </table:table-cell>
          <table:table-cell table:formula="of:=SUM([.C54:.J54])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formula="of:=[.C54]/[.B54]" office:value-type="float" office:value="0" calcext:value-type="float">
            <text:p>0,00</text:p>
          </table:table-cell>
          <table:table-cell office:value-type="string" calcext:value-type="string">
            <text:p>Other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rufescens</text:p>
          </table:table-cell>
          <table:table-cell table:formula="of:=SUM([.C55:.J55])"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6" table:formula="of:=[.C55]/[.B55]" office:value-type="float" office:value="0" calcext:value-type="float">
            <text:p>0,00</text:p>
          </table:table-cell>
          <table:table-cell office:value-type="string" calcext:value-type="string">
            <text:p>Other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ruficalyx</text:p>
          </table:table-cell>
          <table:table-cell table:formula="of:=SUM([.C56:.J56])"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table:formula="of:=[.C56]/[.B56]" office:value-type="float" office:value="0.129032258064516" calcext:value-type="float">
            <text:p>0,13</text:p>
          </table:table-cell>
          <table:table-cell office:value-type="string" calcext:value-type="string">
            <text:p>AF_Other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ruschiana</text:p>
          </table:table-cell>
          <table:table-cell table:formula="of:=SUM([.C57:.J57])" office:value-type="float" office:value="9" calcext:value-type="float">
            <text:p>9</text:p>
          </table:table-cell>
          <table:table-cell office:value-type="float" office:value="9" calcext:value-type="float">
            <text:p>9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6" table:formula="of:=[.C57]/[.B57]" office:value-type="float" office:value="1" calcext:value-type="float">
            <text:p>1,00</text:p>
          </table:table-cell>
          <table:table-cell office:value-type="string" calcext:value-type="string">
            <text:p>AF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sclerophylla</text:p>
          </table:table-cell>
          <table:table-cell table:formula="of:=SUM([.C58:.J58])"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formula="of:=[.C58]/[.B58]" office:value-type="float" office:value="0.244897959183673" calcext:value-type="float">
            <text:p>0,24</text:p>
          </table:table-cell>
          <table:table-cell office:value-type="string" calcext:value-type="string">
            <text:p>AF_Other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secundiflora</text:p>
          </table:table-cell>
          <table:table-cell table:formula="of:=SUM([.C59:.J59])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6" table:formula="of:=[.C59]/[.B59]" office:value-type="float" office:value="0" calcext:value-type="float">
            <text:p>0,00</text:p>
          </table:table-cell>
          <table:table-cell office:value-type="string" calcext:value-type="string">
            <text:p>Other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serialis</text:p>
          </table:table-cell>
          <table:table-cell table:formula="of:=SUM([.C60:.J60])" office:value-type="float" office:value="59" calcext:value-type="float">
            <text:p>59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table:formula="of:=[.C60]/[.B60]" office:value-type="float" office:value="0.152542372881356" calcext:value-type="float">
            <text:p>0,15</text:p>
          </table:table-cell>
          <table:table-cell office:value-type="string" calcext:value-type="string">
            <text:p>AF_Other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setosociliata</text:p>
          </table:table-cell>
          <table:table-cell table:formula="of:=SUM([.C61:.J61])" office:value-type="float" office:value="13" calcext:value-type="float">
            <text:p>13</text:p>
          </table:table-cell>
          <table:table-cell office:value-type="float" office:value="13" calcext:value-type="float">
            <text:p>13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6" table:formula="of:=[.C61]/[.B61]" office:value-type="float" office:value="1" calcext:value-type="float">
            <text:p>1,00</text:p>
          </table:table-cell>
          <table:table-cell office:value-type="string" calcext:value-type="string">
            <text:p>AF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shepherdii</text:p>
          </table:table-cell>
          <table:table-cell table:formula="of:=SUM([.C62:.J62])"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formula="of:=[.C62]/[.B62]" office:value-type="float" office:value="0.941176470588235" calcext:value-type="float">
            <text:p>0,94</text:p>
          </table:table-cell>
          <table:table-cell office:value-type="string" calcext:value-type="string">
            <text:p>AF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stenostachya</text:p>
          </table:table-cell>
          <table:table-cell table:formula="of:=SUM([.C63:.J63])" office:value-type="float" office:value="482" calcext:value-type="float">
            <text:p>482</text:p>
          </table:table-cell>
          <table:table-cell office:value-type="float" office:value="83" calcext:value-type="float">
            <text:p>83</text:p>
          </table:table-cell>
          <table:table-cell office:value-type="float" office:value="135" calcext:value-type="float">
            <text:p>135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219" calcext:value-type="float">
            <text:p>21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style-name="ce6" table:formula="of:=[.C63]/[.B63]" office:value-type="float" office:value="0.172199170124481" calcext:value-type="float">
            <text:p>0,17</text:p>
          </table:table-cell>
          <table:table-cell office:value-type="string" calcext:value-type="string">
            <text:p>AF_Other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suberosa</text:p>
          </table:table-cell>
          <table:table-cell table:formula="of:=SUM([.C64:.J64]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6" table:formula="of:=[.C64]/[.B64]" office:value-type="float" office:value="0" calcext:value-type="float">
            <text:p>0,00</text:p>
          </table:table-cell>
          <table:table-cell office:value-type="string" calcext:value-type="string">
            <text:p>Other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tiliifolia</text:p>
          </table:table-cell>
          <table:table-cell table:formula="of:=SUM([.C65:.J65])"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formula="of:=[.C65]/[.B65]" office:value-type="float" office:value="0" calcext:value-type="float">
            <text:p>0,00</text:p>
          </table:table-cell>
          <table:table-cell office:value-type="string" calcext:value-type="string">
            <text:p>Other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valtheri</text:p>
          </table:table-cell>
          <table:table-cell table:formula="of:=SUM([.C66:.J66])" office:value-type="float" office:value="64" calcext:value-type="float">
            <text:p>64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formula="of:=[.C66]/[.B66]" office:value-type="float" office:value="0.9375" calcext:value-type="float">
            <text:p>0,94</text:p>
          </table:table-cell>
          <table:table-cell office:value-type="string" calcext:value-type="string">
            <text:p>AF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willdenowii</text:p>
          </table:table-cell>
          <table:table-cell table:formula="of:=SUM([.C67:.J67])" office:value-type="float" office:value="14" calcext:value-type="float">
            <text:p>14</text:p>
          </table:table-cell>
          <table:table-cell office:value-type="float" office:value="14" calcext:value-type="float">
            <text:p>14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6" table:formula="of:=[.C67]/[.B67]" office:value-type="float" office:value="1" calcext:value-type="float">
            <text:p>1,00</text:p>
          </table:table-cell>
          <table:table-cell office:value-type="string" calcext:value-type="string">
            <text:p>AF</text:p>
          </table:table-cell>
          <table:table-cell table:number-columns-repeated="1012"/>
        </table:table-row>
        <table:table-row table:style-name="ro2" table:number-rows-repeated="104850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4" loext:min-decimal-places="14" number:min-integer-digits="1"/>
    </number:number-style>
    <number:number-style style:name="N108">
      <number:number number:decimal-places="15" loext:min-decimal-places="15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5">00/00/0000</text:date>, <text:time style:data-style-name="N2" text:time-value="12:08:48.846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2-06-15T12:10:10.996000000</dc:date>
    <meta:editing-duration>PT5M45S</meta:editing-duration>
    <meta:editing-cycles>3</meta:editing-cycles>
    <meta:generator>LibreOffice/6.4.5.2$Windows_x86 LibreOffice_project/a726b36747cf2001e06b58ad5db1aa3a9a1872d6</meta:generator>
    <meta:document-statistic meta:table-count="1" meta:cell-count="804" meta:object-count="0"/>
  </office:meta>
</office:document-meta>
</file>